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njaliOldLipi" svg:font-family="AnjaliOldLipi" style:font-pitch="variable"/>
    <style:font-face style:name="Meera" svg:font-family="Meer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margin-left="3.36cm" fo:margin-right="0cm" fo:text-indent="0cm" style:auto-text-indent="false"/>
      <style:text-properties style:font-name="AnjaliOldLipi" style:font-name-complex="AnjaliOldLipi"/>
    </style:style>
    <style:style style:name="P2" style:family="paragraph" style:parent-style-name="Standard">
      <style:paragraph-properties fo:margin-left="3.36cm" fo:margin-right="0cm" fo:text-indent="0cm" style:auto-text-indent="false"/>
      <style:text-properties style:font-name="AnjaliOldLipi" fo:font-size="26pt" style:font-size-asian="26pt" style:font-name-complex="Rachana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സമയമാം രഥത്തിൽ ഞാ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സമയമാം രഥത്തിൽ ഞാൻ സ്വർഗ്ഗയാത്ര ചെയ്യുന്നു<text:line-break/>എൻ സ്വദേശം കാണ്മതിനു ബദ്ധപ്പെട്ടോടീടുന്നു.<text:line-break/><text:line-break/>ആകെ അല്പ നേരം മാത്രം എന്റെ യാത്ര തീരുവാൻ<text:line-break/>യേശുവേ! നിനക്കു സ്തോത്രം വേഗം നിന്നെ കാണും ഞാൻ<text:line-break/><text:line-break/>രാവിലെ ഞാൻ ഉണരുമ്പോൾ ഭാഗ്യമുള്ളോർ നിശ്ചയം<text:line-break/>എന്റെ യാത്രയുടെ അന്തം ഇന്നലെക്കാൾ അടുപ്പം-<text:line-break/><text:tab/><text:tab/><text:tab/><text:tab/><text:tab/>ആകെ അല്പ...<text:line-break/><text:line-break/>രാത്രിയിൽ ഞാൻ ദൈവത്തിന്റെ കൈകളിൽ ഉറങ്ങുന്നു<text:line-break/>അപ്പോഴും എൻ രഥത്തിന്റെ ചക്രം മുന്നോട്ടോടുന്നു-<text:line-break/><text:tab/><text:tab/><text:tab/><text:tab/><text:tab/>ആകെ അല്പ...<text:line-break/><text:line-break/>തേടുവാൻ ജഡത്തിൻ സുഖം ഇപ്പോൾ അല്ല സമയം<text:line-break/>സ്വന്തനാട്ടിൽ ദൈവമുഖം കാൺകയത്രെ വാഞ്ഛിതം-<text:line-break/><text:tab/><text:tab/><text:tab/><text:tab/><text:tab/>ആകെ അല്പ...<text:line-break/><text:line-break/>ഭാരങ്ങൾ കൂടുന്നതിനു ഒന്നും വേണ്ട യാത്രയിൽ<text:line-break/>അല്പം അപ്പം വിശപ്പിന്നു സ്വല്പം വെള്ളം ദാഹിക്കിൽ-<text:line-break/><text:tab/><text:tab/><text:tab/><text:tab/><text:tab/>ആകെ അല്പ...<text:line-break/><text:line-break/>സ്ഥലം ഹാ മഹാവിശേഷം ഫലം എത്ര മധുരം<text:line-break/>വേണ്ട വേണ്ട ഭൂപ്രദേശം അല്ല എന്റെ പാർപ്പിടം-<text:line-break/><text:tab/><text:tab/><text:tab/><text:tab/><text:tab/>ആകെ അല്പ...<text:line-break/><text:line-break/>നിത്യമായോർ വാസ സ്ഥലം എനിക്കുണ്ടു സ്വർഗ്ഗത്തിൽ<text:line-break/>ജീവവൃക്ഷത്തിന്റെ ഫലം ദൈവപറുദീസായിൽ-<text:line-break/><text:tab/><text:tab/><text:tab/><text:tab/><text:tab/>ആകെ അല്പ...<text:line-break/><text:line-break/>എന്നെ എതിരേല്പാനായി ദൈവദൂതർ വരുന്നു<text:line-break/>വേണ്ടുമ്പോലെ യാത്രക്കായി പുതുശക്തി തരുന്നു-<text:line-break/><text:tab/><text:tab/><text:tab/><text:tab/><text:tab/>ആകെ അല്പ...<text:line-break/><text:line-break/>ശുദ്ധന്മാർക്കു വെളിച്ചത്തിൽ ഉള്ള അവകാശത്തിൽ<text:line-break/>പങ്കു തന്ന ദൈവത്തിന്നു സ്തോത്രം സ്തോത്രം പാടും ഞാൻ-<text:line-break/><text:tab/><text:tab/><text:tab/><text:tab/><text:tab/>ആകെ അല്പ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AnjaliOldLipi" svg:font-family="AnjaliOldLipi" style:font-pitch="variable"/>
    <style:font-face style:name="Meera" svg:font-family="Meer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lan </meta:initial-creator>
    <meta:creation-date>2013-01-21T13:14:06</meta:creation-date>
    <dc:date>2013-01-21T13:19:05</dc:date>
    <dc:creator>Akhilan </dc:creator>
    <meta:editing-duration>P0D</meta:editing-duration>
    <meta:editing-cycles>1</meta:editing-cycles>
    <meta:document-statistic meta:table-count="0" meta:image-count="0" meta:object-count="0" meta:page-count="2" meta:paragraph-count="2" meta:word-count="122" meta:character-count="577" meta:non-whitespace-character-count="408"/>
    <meta:generator>LibreOffice/3.5$Linux_x86 LibreOffice_project/350m1$Build-2</meta:generator>
  </office:meta>
</office:document-meta>
</file>